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1" fo:font-size="24pt" fo:font-weight="bold" style:font-size-asian="24pt" style:font-weight-asian="bold" style:font-size-complex="24pt" style:font-weight-complex="bold"/>
    </style:style>
    <style:style style:name="P6" style:family="paragraph" style:parent-style-name="Standard">
      <style:text-properties style:font-name="Calibri1" fo:font-size="12pt" style:font-size-asian="12pt" style:font-size-complex="12pt"/>
    </style:style>
    <style:style style:name="P7"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text-transform="uppercase" fo:color="#336633" style:font-name="Calibri1" fo:font-size="24pt" fo:font-weight="bold" style:font-size-asian="24pt" style:font-weight-asian="bold" style:font-size-complex="24pt" style:font-weight-complex="bold"/>
    </style:style>
    <style:style style:name="P10" style:family="paragraph" style:parent-style-name="Standard">
      <style:text-properties officeooo:rsid="005f955a" officeooo:paragraph-rsid="005f955a"/>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rsid="004a693c" officeooo:paragraph-rsid="004a693c"/>
    </style:style>
    <style:style style:name="P13" style:family="paragraph" style:parent-style-name="Text_20_body">
      <style:text-properties officeooo:rsid="004ab09b" officeooo:paragraph-rsid="004ab09b"/>
    </style:style>
    <style:style style:name="P14" style:family="paragraph" style:parent-style-name="Text_20_body">
      <style:text-properties officeooo:rsid="004c920e" officeooo:paragraph-rsid="004cb2ab"/>
    </style:style>
    <style:style style:name="P15" style:family="paragraph" style:parent-style-name="Text_20_body">
      <style:text-properties officeooo:rsid="004cb2ab" officeooo:paragraph-rsid="004cb2ab"/>
    </style:style>
    <style:style style:name="P16" style:family="paragraph" style:parent-style-name="Text_20_body">
      <style:text-properties officeooo:rsid="004faef8" officeooo:paragraph-rsid="004faef8"/>
    </style:style>
    <style:style style:name="P17" style:family="paragraph" style:parent-style-name="Text_20_body">
      <style:text-properties officeooo:rsid="004faef8" officeooo:paragraph-rsid="0062ab6d"/>
    </style:style>
    <style:style style:name="P18" style:family="paragraph" style:parent-style-name="Text_20_body">
      <style:text-properties officeooo:rsid="0050e19c" officeooo:paragraph-rsid="0050e19c"/>
    </style:style>
    <style:style style:name="P19" style:family="paragraph" style:parent-style-name="Text_20_body">
      <style:text-properties officeooo:rsid="00522f7e" officeooo:paragraph-rsid="00522f7e"/>
    </style:style>
    <style:style style:name="P20" style:family="paragraph" style:parent-style-name="Text_20_body">
      <style:text-properties fo:font-weight="normal" officeooo:rsid="00522f7e" officeooo:paragraph-rsid="00522f7e" style:font-weight-asian="normal" style:font-weight-complex="normal"/>
    </style:style>
    <style:style style:name="P21" style:family="paragraph" style:parent-style-name="Text_20_body">
      <style:text-properties officeooo:rsid="0053c646" officeooo:paragraph-rsid="0054cad7"/>
    </style:style>
    <style:style style:name="P22" style:family="paragraph" style:parent-style-name="Text_20_body">
      <style:text-properties officeooo:rsid="0053c646" officeooo:paragraph-rsid="0053c646"/>
    </style:style>
    <style:style style:name="P23" style:family="paragraph" style:parent-style-name="Text_20_body">
      <style:text-properties officeooo:rsid="0059a4b1" officeooo:paragraph-rsid="0059a4b1"/>
    </style:style>
    <style:style style:name="P24" style:family="paragraph" style:parent-style-name="Text_20_body">
      <style:text-properties officeooo:rsid="0059a4b1" officeooo:paragraph-rsid="005b94db"/>
    </style:style>
    <style:style style:name="P25" style:family="paragraph" style:parent-style-name="Text_20_body">
      <style:text-properties officeooo:rsid="005f955a" officeooo:paragraph-rsid="005f955a"/>
    </style:style>
    <style:style style:name="P26" style:family="paragraph" style:parent-style-name="Text_20_body">
      <style:text-properties officeooo:paragraph-rsid="0060fecb"/>
    </style:style>
    <style:style style:name="P27" style:family="paragraph" style:parent-style-name="Text_20_body">
      <style:text-properties officeooo:rsid="0060fecb" officeooo:paragraph-rsid="0060fecb"/>
    </style:style>
    <style:style style:name="P28" style:family="paragraph" style:parent-style-name="Text_20_body">
      <style:text-properties officeooo:rsid="0062ab6d" officeooo:paragraph-rsid="0062ab6d"/>
    </style:style>
    <style:style style:name="P29" style:family="paragraph" style:parent-style-name="Text_20_body">
      <style:text-properties officeooo:rsid="0056b30f" officeooo:paragraph-rsid="0056b30f"/>
    </style:style>
    <style:style style:name="P30" style:family="paragraph" style:parent-style-name="Text_20_body">
      <style:text-properties officeooo:rsid="0063f019" officeooo:paragraph-rsid="0063f019"/>
    </style:style>
    <style:style style:name="P31" style:family="paragraph" style:parent-style-name="Text_20_body">
      <style:text-properties officeooo:rsid="005b94db" officeooo:paragraph-rsid="0066c283"/>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1c93ef" officeooo:paragraph-rsid="0060fecb"/>
    </style:style>
    <style:style style:name="P34"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37"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9" style:family="paragraph" style:parent-style-name="Código">
      <style:text-properties officeooo:rsid="004c920e" officeooo:paragraph-rsid="004c920e"/>
    </style:style>
    <style:style style:name="P40" style:family="paragraph" style:parent-style-name="Código">
      <style:text-properties officeooo:rsid="0036879b" officeooo:paragraph-rsid="0036879b"/>
    </style:style>
    <style:style style:name="P41" style:family="paragraph" style:parent-style-name="Código">
      <style:text-properties officeooo:rsid="004cb2ab" officeooo:paragraph-rsid="004cb2ab"/>
    </style:style>
    <style:style style:name="P42" style:family="paragraph" style:parent-style-name="Código">
      <style:text-properties officeooo:rsid="004cb2ab" officeooo:paragraph-rsid="004faef8"/>
    </style:style>
    <style:style style:name="P43" style:family="paragraph" style:parent-style-name="Código">
      <style:text-properties officeooo:rsid="0050e19c" officeooo:paragraph-rsid="0050e19c"/>
    </style:style>
    <style:style style:name="P44" style:family="paragraph" style:parent-style-name="Código">
      <style:text-properties officeooo:rsid="00522f7e" officeooo:paragraph-rsid="00522f7e"/>
    </style:style>
    <style:style style:name="P45" style:family="paragraph" style:parent-style-name="Código">
      <style:text-properties officeooo:rsid="00522f7e" officeooo:paragraph-rsid="005f955a"/>
    </style:style>
    <style:style style:name="P46" style:family="paragraph" style:parent-style-name="Código">
      <style:text-properties officeooo:rsid="005f955a" officeooo:paragraph-rsid="005f955a"/>
    </style:style>
    <style:style style:name="P47" style:family="paragraph" style:parent-style-name="Código">
      <style:text-properties officeooo:rsid="005f955a" officeooo:paragraph-rsid="0067713c"/>
    </style:style>
    <style:style style:name="P48" style:family="paragraph" style:parent-style-name="Código">
      <style:text-properties officeooo:rsid="005fecfb" officeooo:paragraph-rsid="005fecfb"/>
    </style:style>
    <style:style style:name="P49" style:family="paragraph" style:parent-style-name="Notas_20_Informativas">
      <style:text-properties officeooo:rsid="004faef8" officeooo:paragraph-rsid="0062ab6d"/>
    </style:style>
    <style:style style:name="P50" style:family="paragraph" style:parent-style-name="Notas_20_Informativas">
      <style:text-properties fo:font-size="12pt" officeooo:rsid="004faef8" officeooo:paragraph-rsid="0062ab6d" style:font-size-asian="12pt" style:font-size-complex="12pt"/>
    </style:style>
    <style:style style:name="P51" style:family="paragraph" style:parent-style-name="Notas_20_Informativas">
      <style:text-properties officeooo:rsid="004c920e" officeooo:paragraph-rsid="0062ab6d"/>
    </style:style>
    <style:style style:name="P52" style:family="paragraph" style:parent-style-name="Contents_20_1">
      <style:paragraph-properties>
        <style:tab-stops>
          <style:tab-stop style:position="17.201cm" style:type="right" style:leader-style="dotted" style:leader-text="."/>
        </style:tab-stops>
      </style:paragraph-properties>
    </style:style>
    <style:style style:name="P53" style:family="paragraph" style:parent-style-name="Contents_20_2">
      <style:paragraph-properties>
        <style:tab-stops>
          <style:tab-stop style:position="16.702cm" style:type="right" style:leader-style="dotted" style:leader-text="."/>
        </style:tab-stops>
      </style:paragraph-properties>
    </style:style>
    <style:style style:name="P54" style:family="paragraph" style:parent-style-name="Standard" style:master-page-name="First_20_Page">
      <style:paragraph-properties style:page-number="auto"/>
    </style:style>
    <style:style style:name="P55" style:family="paragraph" style:parent-style-name="Heading_20_1">
      <style:text-properties officeooo:rsid="002d53e8" officeooo:paragraph-rsid="002c515e"/>
    </style:style>
    <style:style style:name="P56" style:family="paragraph" style:parent-style-name="Heading_20_1">
      <style:text-properties officeooo:rsid="004ab09b" officeooo:paragraph-rsid="004ab09b"/>
    </style:style>
    <style:style style:name="P57" style:family="paragraph" style:parent-style-name="Heading_20_1">
      <style:text-properties officeooo:rsid="004faef8" officeooo:paragraph-rsid="004faef8"/>
    </style:style>
    <style:style style:name="P58" style:family="paragraph" style:parent-style-name="Heading_20_1" style:list-style-name="">
      <style:paragraph-properties fo:text-align="start" style:justify-single-word="false"/>
      <style:text-properties officeooo:rsid="004faef8" officeooo:paragraph-rsid="00522f7e"/>
    </style:style>
    <style:style style:name="P59" style:family="paragraph" style:parent-style-name="Heading_20_1" style:list-style-name="">
      <style:paragraph-properties fo:text-align="start" style:justify-single-word="false"/>
      <style:text-properties officeooo:rsid="004faef8" officeooo:paragraph-rsid="005b94db"/>
    </style:style>
    <style:style style:name="P60" style:family="paragraph" style:parent-style-name="Heading_20_1">
      <style:text-properties officeooo:rsid="004faef8" officeooo:paragraph-rsid="00544264"/>
    </style:style>
    <style:style style:name="P61" style:family="paragraph" style:parent-style-name="Heading_20_1">
      <style:text-properties officeooo:rsid="004faef8" officeooo:paragraph-rsid="0059a4b1"/>
    </style:style>
    <style:style style:name="P62" style:family="paragraph" style:parent-style-name="Heading_20_1">
      <style:text-properties officeooo:paragraph-rsid="0060fecb"/>
    </style:style>
    <style:style style:name="P63" style:family="paragraph" style:parent-style-name="Heading_20_1">
      <style:paragraph-properties fo:break-before="page"/>
      <style:text-properties officeooo:rsid="004faef8" officeooo:paragraph-rsid="00522f7e"/>
    </style:style>
    <style:style style:name="P64" style:family="paragraph" style:parent-style-name="Heading_20_1">
      <style:paragraph-properties fo:break-before="page"/>
      <style:text-properties officeooo:rsid="004faef8" officeooo:paragraph-rsid="005b94db"/>
    </style:style>
    <style:style style:name="P65" style:family="paragraph" style:parent-style-name="Heading_20_1">
      <style:paragraph-properties fo:break-before="page"/>
      <style:text-properties officeooo:rsid="001f42c5" officeooo:paragraph-rsid="0060fecb"/>
    </style:style>
    <style:style style:name="P66" style:family="paragraph" style:parent-style-name="Heading_20_2">
      <style:text-properties officeooo:rsid="004c920e" officeooo:paragraph-rsid="004c920e"/>
    </style:style>
    <style:style style:name="P67" style:family="paragraph" style:parent-style-name="Text_20_body" style:list-style-name="L1"/>
    <style:style style:name="P68" style:family="paragraph" style:parent-style-name="Text_20_body" style:list-style-name="L1">
      <style:text-properties officeooo:rsid="004ab09b" officeooo:paragraph-rsid="004ab09b"/>
    </style:style>
    <style:style style:name="P69" style:family="paragraph" style:parent-style-name="Text_20_body" style:list-style-name="L2">
      <style:text-properties officeooo:rsid="004faef8" officeooo:paragraph-rsid="004faef8"/>
    </style:style>
    <style:style style:name="P70" style:family="paragraph" style:parent-style-name="Text_20_body" style:list-style-name="L2">
      <style:text-properties officeooo:rsid="004fcf23" officeooo:paragraph-rsid="004fcf23"/>
    </style:style>
    <style:style style:name="P71" style:family="paragraph" style:parent-style-name="Text_20_body" style:list-style-name="L2">
      <style:text-properties officeooo:rsid="0050e19c" officeooo:paragraph-rsid="0050e19c"/>
    </style:style>
    <style:style style:name="P72" style:family="paragraph" style:parent-style-name="Text_20_body" style:list-style-name="L3">
      <style:text-properties officeooo:rsid="0053c646" officeooo:paragraph-rsid="0053c646"/>
    </style:style>
    <style:style style:name="P73" style:family="paragraph" style:parent-style-name="Text_20_body" style:list-style-name="L3">
      <style:paragraph-properties fo:text-align="start" style:justify-single-word="false"/>
      <style:text-properties officeooo:rsid="0053c646" officeooo:paragraph-rsid="0053c646"/>
    </style:style>
    <style:style style:name="P74" style:family="paragraph" style:parent-style-name="Text_20_body" style:list-style-name="L3">
      <style:text-properties officeooo:rsid="00580c4a" officeooo:paragraph-rsid="00580c4a"/>
    </style:style>
    <style:style style:name="P75" style:family="paragraph" style:parent-style-name="Text_20_body" style:list-style-name="L3">
      <style:text-properties officeooo:rsid="0054cad7" officeooo:paragraph-rsid="0054cad7"/>
    </style:style>
    <style:style style:name="P76" style:family="paragraph" style:parent-style-name="Text_20_body" style:list-style-name="L3">
      <style:text-properties officeooo:rsid="0058253a" officeooo:paragraph-rsid="0058253a"/>
    </style:style>
    <style:style style:name="P77" style:family="paragraph" style:parent-style-name="Text_20_body" style:list-style-name="L4">
      <style:text-properties officeooo:rsid="0059a4b1" officeooo:paragraph-rsid="0059a4b1"/>
    </style:style>
    <style:style style:name="P78" style:family="paragraph" style:parent-style-name="Text_20_body" style:list-style-name="L5">
      <style:text-properties officeooo:rsid="0059a4b1" officeooo:paragraph-rsid="0059a4b1"/>
    </style:style>
    <style:style style:name="P79" style:family="paragraph" style:parent-style-name="Text_20_body" style:list-style-name="L6">
      <style:text-properties officeooo:rsid="005cd2a7" officeooo:paragraph-rsid="005cd2a7"/>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1" fo:font-size="12pt" style:font-size-asian="12pt" style:font-size-complex="12pt"/>
    </style:style>
    <style:style style:name="T10" style:family="text">
      <style:text-properties style:font-name="Calibri1" fo:font-size="12pt" officeooo:rsid="002ad048" style:font-size-asian="12pt" style:font-size-complex="12pt"/>
    </style:style>
    <style:style style:name="T11" style:family="text">
      <style:text-properties style:font-name="Calibri1" fo:font-size="12pt" style:font-name-asian="Webdings" style:font-size-asian="12pt" style:font-name-complex="Webdings" style:font-size-complex="12pt"/>
    </style:style>
    <style:style style:name="T12" style:family="text">
      <style:text-properties style:font-name="Calibri1" fo:font-size="12pt" officeooo:rsid="0054cad7" style:font-name-asian="Webdings" style:font-size-asian="12pt" style:font-name-complex="Webdings" style:font-size-complex="12pt"/>
    </style:style>
    <style:style style:name="T13" style:family="text">
      <style:text-properties style:font-name="Calibri1" fo:font-size="12pt" officeooo:rsid="007330a2" style:font-name-asian="Webdings" style:font-size-asian="12pt" style:font-name-complex="Webdings" style:font-size-complex="12pt"/>
    </style:style>
    <style:style style:name="T14" style:family="text">
      <style:text-properties style:font-name="Calibri1" style:font-name-asian="Webdings" style:font-name-complex="Webdings"/>
    </style:style>
    <style:style style:name="T15" style:family="text">
      <style:text-properties style:font-name="Calibri1" officeooo:rsid="0062ab6d" style:font-name-asian="Webdings" style:font-name-complex="Webdings"/>
    </style:style>
    <style:style style:name="T16" style:family="text">
      <style:text-properties officeooo:rsid="0016fc63"/>
    </style:style>
    <style:style style:name="T17" style:family="text">
      <style:text-properties officeooo:rsid="00281812"/>
    </style:style>
    <style:style style:name="T18" style:family="text">
      <style:text-properties style:text-underline-style="solid" style:text-underline-width="auto" style:text-underline-color="font-color"/>
    </style:style>
    <style:style style:name="T19" style:family="text">
      <style:text-properties officeooo:rsid="004a693c"/>
    </style:style>
    <style:style style:name="T20" style:family="text">
      <style:text-properties officeooo:rsid="004ab09b"/>
    </style:style>
    <style:style style:name="T21" style:family="text">
      <style:text-properties officeooo:rsid="004c920e"/>
    </style:style>
    <style:style style:name="T22" style:family="text">
      <style:text-properties officeooo:rsid="004cb2ab"/>
    </style:style>
    <style:style style:name="T23" style:family="text">
      <style:text-properties officeooo:rsid="004ccfa1"/>
    </style:style>
    <style:style style:name="T24" style:family="text">
      <style:text-properties officeooo:rsid="004ecc4b"/>
    </style:style>
    <style:style style:name="T25" style:family="text">
      <style:text-properties officeooo:rsid="004faef8"/>
    </style:style>
    <style:style style:name="T26" style:family="text">
      <style:text-properties officeooo:rsid="00522f7e"/>
    </style:style>
    <style:style style:name="T27" style:family="text">
      <style:text-properties officeooo:rsid="0053c646"/>
    </style:style>
    <style:style style:name="T28" style:family="text">
      <style:text-properties officeooo:rsid="00544264"/>
    </style:style>
    <style:style style:name="T29" style:family="text">
      <style:text-properties officeooo:rsid="0054cad7"/>
    </style:style>
    <style:style style:name="T30" style:family="text">
      <style:text-properties officeooo:rsid="0058253a"/>
    </style:style>
    <style:style style:name="T31" style:family="text">
      <style:text-properties officeooo:rsid="005e9bb9"/>
    </style:style>
    <style:style style:name="T32" style:family="text">
      <style:text-properties officeooo:rsid="005f955a"/>
    </style:style>
    <style:style style:name="T33" style:family="text">
      <style:text-properties officeooo:rsid="001f42c5"/>
    </style:style>
    <style:style style:name="T34" style:family="text">
      <style:text-properties officeooo:rsid="0060fecb"/>
    </style:style>
    <style:style style:name="T35" style:family="text">
      <style:text-properties officeooo:rsid="0062ab6d"/>
    </style:style>
    <style:style style:name="T36" style:family="text">
      <style:text-properties officeooo:rsid="00653096"/>
    </style:style>
    <style:style style:name="T37" style:family="text">
      <style:text-properties officeooo:rsid="0066c283"/>
    </style:style>
    <style:style style:name="T38" style:family="text">
      <style:text-properties officeooo:rsid="0067fa84"/>
    </style:style>
    <style:style style:name="T39" style:family="text">
      <style:text-properties officeooo:rsid="006b9374"/>
    </style:style>
    <style:style style:name="T40" style:family="text">
      <style:text-properties officeooo:rsid="006c6197"/>
    </style:style>
    <style:style style:name="T41" style:family="text">
      <style:text-properties officeooo:rsid="006e24b1"/>
    </style:style>
    <style:style style:name="T42" style:family="text">
      <style:text-properties officeooo:rsid="006ff38c"/>
    </style:style>
    <style:style style:name="T43" style:family="text">
      <style:text-properties officeooo:rsid="007822a3"/>
    </style:style>
    <style:style style:name="T44" style:family="text">
      <style:text-properties fo:text-transform="uppercase" fo:color="#336633" style:font-name="Calibri1" fo:font-size="24pt" fo:font-weight="bold" style:font-size-asian="24pt" style:font-weight-asian="bold" style:font-size-complex="24pt" style:font-weight-complex="bold"/>
    </style:style>
    <style:style style:name="T45" style:family="text">
      <style:text-properties fo:text-transform="uppercase" fo:color="#336633" style:font-name="Calibri1" fo:font-size="24pt" fo:font-weight="bold" officeooo:rsid="007822a3" style:font-size-asian="24pt" style:font-weight-asian="bold" style:font-size-complex="24pt" style:font-weight-complex="bold"/>
    </style:style>
    <style:style style:name="T46" style:family="text">
      <style:text-properties fo:text-transform="uppercase" fo:color="#336633" style:font-name="Calibri1" fo:font-size="24pt" fo:font-weight="bold" officeooo:rsid="006b9374" style:font-size-asian="24pt" style:font-weight-asian="bold" style:font-size-complex="24pt" style:font-weight-complex="bold"/>
    </style:style>
    <style:style style:name="T47" style:family="text">
      <style:text-properties fo:text-transform="uppercase" fo:color="#336633" style:font-name="Calibri1" fo:font-size="24pt" fo:font-weight="bold" officeooo:rsid="0016fc63" style:font-size-asian="24pt" style:font-weight-asian="bold" style:font-size-complex="24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3" text:name="NumeroTema"/>
        <text:user-field-decl office:value-type="string" office:string-value="Objetos predefinidos" text:name="Tema"/>
      </text:user-field-decls>
      <draw:frame draw:style-name="fr1" draw:name="Marco1" text:anchor-type="page" text:anchor-page-number="1" svg:x="1.984cm" svg:y="14.958cm" svg:width="17.009cm" draw:z-index="1">
        <draw:text-box fo:min-height="2.224cm">
          <text:p text:style-name="P7"/>
          <text:p text:style-name="P7"><text:user-field-get text:name="Modulo">Desarrollo web en entorno cliente</text:user-field-get></text:p>
          <text:p text:style-name="P7">CFGS DAW</text:p>
        </draw:text-box>
      </draw:frame>
      <text:p text:style-name="P54"/>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Standard"><text:span text:style-name="T47">U</text:span><text:span text:style-name="T45">D</text:span><text:span text:style-name="T44"> </text:span><text:span text:style-name="T45">0</text:span><text:span text:style-name="T46">3</text:span><text:span text:style-name="T44">.</text:span></text:p>
      <text:p text:style-name="P9"><text:user-field-get text:name="Tema">Objetos predefinidos</text:user-field-get></text:p>
      <text:p text:style-name="P5"/>
      <text:p text:style-name="Standard"/>
      <text:p text:style-name="Standard"/>
      <text:p text:style-name="Standard"/>
      <text:p text:style-name="Standard"/>
      <text:p text:style-name="Standard"/>
      <text:p text:style-name="Standard"/>
      <text:p text:style-name="Standard"/>
      <text:p text:style-name="Standard"/>
      <text:p text:style-name="P36">Sergio García Barea</text:p>
      <text:p text:style-name="P35"><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38">201<text:span text:style-name="T40">9</text:span>/20<text:span text:style-name="T40">20</text:span></text:p>
      <text:p text:style-name="P37"><text:tab/><text:tab/><text:tab/><text:tab/><text:tab/><text:tab/><text:tab/><text:tab/><text:tab/><text:tab/>Versión:<text:date style:data-style-name="N104" text:date-value="2019-09-26T12:52:16.703228764">190926</text:date>.<text:time style:data-style-name="N105" text:time-value="2019-09-26T12:52:16.703394725">1252</text:time></text:p>
      <text:p text:style-name="P6"/>
      <text:p text:style-name="Standard"/>
      <text:p text:style-name="Standard"/>
      <text:p text:style-name="Standard"/>
      <text:p text:style-name="P11"><text:soft-page-break/>Licencia</text:p>
      <text:p text:style-name="Standard"/>
      <text:p text:style-name="P34"><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32"/>
      <text:p text:style-name="Notas_20_Informativas"><text:span text:style-name="T3"> </text:span>Atención</text:p>
      <text:p text:style-name="P32"/>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2">1. Introducción<text:tab/>3</text:p>
          <text:p text:style-name="P52">2. Funciones predefinidas<text:tab/>3</text:p>
          <text:p text:style-name="P53"><text:s/>2.1 <text:s/>Tratamiento numérico<text:tab/>3</text:p>
          <text:p text:style-name="P53"><text:s/>2.2 <text:s/>Función eval<text:tab/>3</text:p>
          <text:p text:style-name="P52">3. Objeto predefinido String<text:tab/>4</text:p>
          <text:p text:style-name="P52">4. Objeto predefinido Date<text:tab/>6</text:p>
          <text:p text:style-name="P52">5. Objeto predefinido Array<text:tab/>7</text:p>
          <text:p text:style-name="P52">6. Objeto predefinido Math<text:tab/>8</text:p>
          <text:p text:style-name="P52">7. Objeto predefinido Window<text:tab/>9</text:p>
          <text:p text:style-name="P52">8. Material adicional<text:tab/>10</text:p>
          <text:p text:style-name="P52">9. Bibliografía<text:tab/>10</text:p>
        </text:index-body>
      </text:table-of-content>
      <text:p text:style-name="Standard"/>
      <text:p text:style-name="Standard"/>
      <text:p text:style-name="Titulo"/>
      <text:p text:style-name="P2">UD0<text:user-field-get text:name="NumeroTema">3</text:user-field-get>. <text:user-field-get text:name="Tema">Objetos predefinidos</text:user-field-get></text:p>
      <text:h text:style-name="P55" text:outline-level="1"><text:bookmark-start text:name="__RefHeading___Toc1667_1226975039"/>Introducción<text:bookmark-end text:name="__RefHeading___Toc1667_1226975039"/></text:h>
      <text:p text:style-name="Text_20_body"><text:span text:style-name="T19">Entre otras posibilidades, </text:span>Javascript es un lenguaje <text:span text:style-name="T19">que de forma nativa posee gran cantidad de funciones y objetos predefinidos. </text:span></text:p>
      <text:p text:style-name="P12">Estas funciones y objetos nos pueden ser útiles para realizar un código mas eficiente, <text:s/>claro y ahorrarnos tiempo reinventado la rued<text:span text:style-name="T20">a</text:span>. </text:p>
      <text:p text:style-name="P13">A continuación describiremos alguno<text:span text:style-name="T41">s</text:span> de los objetos y funciones predefinid<text:span text:style-name="T42">a</text:span>s mas importantes.</text:p>
      <text:h text:style-name="P56" text:outline-level="1"><text:bookmark-start text:name="__RefHeading___Toc1903_1568655339"/>Funciones predefinidas<text:bookmark-end text:name="__RefHeading___Toc1903_1568655339"/></text:h>
      <text:h text:style-name="Heading_20_2" text:outline-level="2"><text:bookmark-start text:name="__RefHeading___Toc1044_4187513550"/>T<text:span text:style-name="T20">ratamiento numérico</text:span><text:bookmark-end text:name="__RefHeading___Toc1044_4187513550"/></text:h>
      <text:p text:style-name="P13">Hay dos funciones predefinidas (parseInt y parseFloat) que ya vimos en la unidad anterior. <text:span text:style-name="T21">Además de recordarlas, ampliamos con la función isNaN que nos ayudará a distinguir si una cadena es un número o no.</text:span></text:p>
      <text:list xml:id="list3559799052" text:style-name="L1">
        <text:list-item>
          <text:p text:style-name="P67"><text:span text:style-name="T20">parseInt(cadena)</text:span>: <text:span text:style-name="T20">convierte una cadena de texto entero a entero </text:span>.</text:p>
        </text:list-item>
        <text:list-item>
          <text:p text:style-name="P67"><text:span text:style-name="T20">parseFloat(cadena)</text:span>: <text:span text:style-name="T20">convierte una cadena de texto a decimal</text:span>.</text:p>
        </text:list-item>
        <text:list-item>
          <text:p text:style-name="P68">isNaN(cadena): NaN es la abreviación de “Not a Number”. Esta función comprueba si una cadena de caracteres puede ser considerada un numero (da false) o no (da true).</text:p>
        </text:list-item>
      </text:list>
      <text:p text:style-name="Text_20_body"><text:span text:style-name="T6">Ejemplo</text:span>:</text:p>
      <text:p text:style-name="P39">do{</text:p>
      <text:p text:style-name="P39"><text:tab/>var numero=prompt(“Esto se repetira hasta que metas un numero”);</text:p>
      <text:p text:style-name="P39">}while(isNaN(numero));</text:p>
      <text:h text:style-name="P66" text:outline-level="2"><text:bookmark-start text:name="__RefHeading___Toc1046_4187513550"/>Función eval<text:bookmark-end text:name="__RefHeading___Toc1046_4187513550"/></text:h>
      <text:p text:style-name="P14">Eval es una función que recibe una cadena y la interpreta como código Javascript. <text:span text:style-name="T22">También vale para expresiones numéricas, donde te devuelve el resultado.</text:span></text:p>
      <text:p text:style-name="P14"><text:s/>Es una función muy útil ya que podemos construir código dinámicamente mediante una cadena. Es una función a utilizar únicamente en situaciones que lo requiera, ya que una cadena interpretada por eval que este formada maliciosamente puede causar muchos inconvenientes.</text:p>
      <text:p text:style-name="P51"><text:span text:style-name="T5"> </text:span><text:span text:style-name="T11">Esta función </text:span><text:span text:style-name="T13">se utilizaba</text:span><text:span text:style-name="T11"> para procesar JSON (estudiaremos JSON más adelante en el curso). </text:span><text:span text:style-name="T13">Actualmente por seguridad se utilizan otras funciones para procesar JSON.</text:span></text:p>
      <text:p text:style-name="P15"/>
      <text:p text:style-name="P15"><text:soft-page-break/>La <text:span text:style-name="T36">sintaxis</text:span> es eval(cadena);</text:p>
      <text:p text:style-name="Text_20_body">Ejemplo:</text:p>
      <text:p text:style-name="P40">var <text:span text:style-name="T22">x=3;</text:span></text:p>
      <text:p text:style-name="P41">var y=2;</text:p>
      <text:p text:style-name="P41">var a=eval(“2+3”);</text:p>
      <text:p text:style-name="P41">var b=eval(“x*y”);</text:p>
      <text:p text:style-name="P41"/>
      <text:p text:style-name="P41">eval(“alert(‘<text:span text:style-name="T24">a</text:span> vale ‘+<text:span text:style-name="T24">a</text:span>+’ <text:span text:style-name="T24">b</text:span> vale ‘+<text:span text:style-name="T24">b</text:span>)”<text:span text:style-name="T23">)</text:span>;</text:p>
      <text:h text:style-name="P57" text:outline-level="1"><text:bookmark-start text:name="__RefHeading___Toc1905_1568655339"/>Objeto predefinido String<text:bookmark-end text:name="__RefHeading___Toc1905_1568655339"/></text:h>
      <text:p text:style-name="P16">Cuando creamos una cadena, implícitamente esta cadena se convierte en un objeto String, con sus propiedades y métodos predefinidos. </text:p>
      <text:p text:style-name="P17">El objeto predefinido String es útil porque nos ayudar a realizar múltiples operaciones con cadenas.</text:p>
      <text:p text:style-name="P50"><text:span text:style-name="T4"> </text:span><text:span text:style-name="T14">Muy importante: los métodos de cadenas de Javascript, </text:span><text:span text:style-name="T15">no modifican al objeto actual</text:span><text:span text:style-name="T14">, sino que devuelven el resultado de aplicar una modificación. </text:span></text:p>
      <text:p text:style-name="P17">Si queremos que la modificación se aplique sobre la misma cadena que estamos trabajando, haremos algo así:</text:p>
      <text:p text:style-name="P42"><text:span text:style-name="T25">cadena=cadena.metodoQueDevuelveUnaModificacion()</text:span>;</text:p>
      <text:p text:style-name="P16">En este objeto, hay una propiedad muy importante que es length. Esta propiedad te dice cuantos elementos (caracteres) tiene la cadena.</text:p>
      <text:p text:style-name="P16">También existen una serie de métodos muy útiles.</text:p>
      <text:list xml:id="list1346339889" text:style-name="L2">
        <text:list-item>
          <text:p text:style-name="P69">toLowerCase()/toUpperCase(): devuelve la cadena convertida a minúsculas/mayúsculas. </text:p>
        </text:list-item>
        <text:list-item>
          <text:p text:style-name="P70">concat(cadena): devuelve el objeto con el valor de cadena concatenado al final.</text:p>
        </text:list-item>
        <text:list-item>
          <text:p text:style-name="P70">charAt(posicion): devuelve el carácter que se encuentre en la posición solicitada. Debemos tener en cuenta que las posiciones comienzan a contar desde cero.</text:p>
        </text:list-item>
        <text:list-item>
          <text:p text:style-name="P70">indexOf(texto, [indice]): devuelve la primera posición donde se encuentra el texto buscado, empezando a buscar desde la posición “indice”. Si indice no se indica, se toma por defecto el valor 0.</text:p>
        </text:list-item>
        <text:list-item>
          <text:p text:style-name="P70">lastIndexOf (texto, [indice]): como la anterior. Busca “hacia atrás” la primera ocurrencia del texto buscado. Indice indica desde que punto se empieza a buscar “hacia atrás”. Si no se indica el valor de indice, se busca desde el final.</text:p>
        </text:list-item>
        <text:list-item>
          <text:p text:style-name="P70">replace(texto1,texto2): busca ocurrencias de la cadena texto1 y las <text:soft-page-break/>remplaza por texto2.</text:p>
        </text:list-item>
        <text:list-item>
          <text:p text:style-name="P71">split(caracter, [trozos]): separa la cadena mediante un carácter separador. Trozos indica el máximo de separaciones. Si no se indica, se harán todas las separaciones posibles.</text:p>
        </text:list-item>
        <text:list-item>
          <text:p text:style-name="P70">substring(inicio, [fin]): devuelve la sub cadena comprendida entre la posición inicio y la posición fin. Si fin no se indica, se toma como valor el final de la cadena.</text:p>
        </text:list-item>
      </text:list>
      <text:p text:style-name="P18">Ejemplo de algunas de las funciones</text:p>
      <text:p text:style-name="P43">var cad=”Sergi:Garcia:123456”;</text:p>
      <text:p text:style-name="P43">var tfo;</text:p>
      <text:p text:style-name="P43">cad=cad.toUpperCase();</text:p>
      <text:p text:style-name="P43">alert(cad);</text:p>
      <text:p text:style-name="P43">splitTodosCampos=cad.split(“:”);</text:p>
      <text:p text:style-name="P43">split1Campo=cad.split(“:”,1);</text:p>
      <text:p text:style-name="P43">alert(splitTodosCampos);</text:p>
      <text:p text:style-name="P43">alert(split1Campo);</text:p>
      <text:p text:style-name="P43">tfo=splitTodosCampos[2];</text:p>
      <text:p text:style-name="P43">//Cambio en el telefono los números 3 por 9s</text:p>
      <text:p text:style-name="P43">tfo=tfo.replace(“2”,”9”);</text:p>
      <text:p text:style-name="P43">alert(tfo);</text:p>
      <text:p text:style-name="P43">//Muestro el quinto numero del telefono</text:p>
      <text:p text:style-name="P43">alert(tfo.charAt(4));</text:p>
      <text:p text:style-name="Código">alert("Bienvenido a<text:span text:style-name="T17">l CEED CV</text:span>");</text:p>
      <text:h text:style-name="P58" text:outline-level="1"/>
      <text:h text:style-name="P63" text:outline-level="1"><text:bookmark-start text:name="__RefHeading___Toc1048_4187513550"/>Objeto predefinido <text:span text:style-name="T26">Date</text:span><text:bookmark-end text:name="__RefHeading___Toc1048_4187513550"/></text:h>
      <text:p text:style-name="P19">Date es un objeto predefinido que nos permite trabajar con fechas. Para crear un objeto date se admiten múltiples formatos. <text:s/>Mas información en <text:a xlink:type="simple" xlink:href="http://www.w3schools.com/js/js_dates.asp" text:style-name="Internet_20_link" text:visited-style-name="Visited_20_Internet_20_Link">http://www.w3schools.com/js/js_dates.asp</text:a></text:p>
      <text:p text:style-name="P20">Nota: los meses en Date se numeran del 0 al 11 (siendo el 0 Enero y el 11 Diciembre) <text:span text:style-name="T27">mientras que los días si se numeran del 1 al 31</text:span>.</text:p>
      <text:p text:style-name="P20">Ejemplo:</text:p>
      <text:p text:style-name="P44">// Crea una fecha con la fecha y hora del sistema</text:p>
      <text:p text:style-name="P44">var d=new Date();</text:p>
      <text:p text:style-name="P44">// Crea una fecha basandose en la cadena de fecha especificada</text:p>
      <text:p text:style-name="P44">d=new Date(“October 13, 2014 11:13:00”);</text:p>
      <text:p text:style-name="P44">// Crea una fecha indicando año, mes, dia, horas, minutos, segundos milisegundos</text:p>
      <text:p text:style-name="P44">d=new Date(99,5,24,11,33,30,0);</text:p>
      <text:p text:style-name="P44">// Crea una fecha indicando año, mes, dia. </text:p>
      <text:p text:style-name="P44">d=new Date(99,5,24);</text:p>
      <text:p text:style-name="P22">Algunos de los métodos <text:span text:style-name="T39">más</text:span> importantes del objeto Date:</text:p>
      <text:list xml:id="list3729000166" text:style-name="L3">
        <text:list-item>
          <text:p text:style-name="P72">Métodos set/get: son métodos que permite cambiar el valor de alguna parte de la fecha (set) u de obtener el valor de alguna parte de la fecha (get).</text:p>
          <text:list>
            <text:list-item>
              <text:p text:style-name="P73">Ejemplos: setMonth(mes), getMonth(); setDate(dia), getDate(), setHours(hora<text:span text:style-name="T39">, minuto</text:span>,segundo), getHours(), etc.</text:p>
            </text:list-item>
          </text:list>
        </text:list-item>
        <text:list-item>
          <text:p text:style-name="P72">getDay(): devuelve el <text:span text:style-name="T18">día de la semana</text:span>, (el día del mes es con getDate). Están numerados del 0 al 6, siendo el 0 domingo y el 6 sábado.</text:p>
        </text:list-item>
        <text:list-item>
          <text:p text:style-name="P72">toDateString(): convierte la fecha del objeto a una cadena en objeto fecha.</text:p>
        </text:list-item>
        <text:list-item>
          <text:p text:style-name="P72">toGMTString(): convierte la fecha del objeto en una cadena con formato de fecha GMT.</text:p>
        </text:list-item>
        <text:list-item>
          <text:p text:style-name="P72">toUTCString(): convierte la fecha del objeto en una cadena con formato de fecha UTC.</text:p>
        </text:list-item>
      </text:list>
      <text:p text:style-name="P10">Ejemplo:</text:p>
      <text:p text:style-name="P46">// <text:span text:style-name="T35">Con fecha actual y con dia uno del mes, m</text:span>ostramos dia de la semana</text:p>
      <text:p text:style-name="P46">var d=new Date();</text:p>
      <text:p text:style-name="P46">alert(d.getDay());</text:p>
      <text:p text:style-name="P48">d.setDate(1);</text:p>
      <text:p text:style-name="P46">alert(d.getDay);</text:p>
      <text:h text:style-name="P60" text:outline-level="1"><text:bookmark-start text:name="__RefHeading___Toc1050_4187513550"/><text:soft-page-break/>Objeto predefinido Array<text:bookmark-end text:name="__RefHeading___Toc1050_4187513550"/></text:h>
      <text:p text:style-name="Text_20_body"><text:span text:style-name="T28">U</text:span>n array es un objeto para el manejo de arrays que nos puede ser muy útil para realizar determinadas operaciones. En un array se pueden guardar cualquier tipo de objetos (date, string, números enteros, decimales, otros Arrays, etc...).</text:p>
      <text:p text:style-name="P29">Todo lo aplicado al uso de arrays que comentamos en el tema anterior, es aplicable al objeto Array (length para número de elementos, modificar/consultar array, etc...).</text:p>
      <text:p text:style-name="P49"><text:span text:style-name="T5"> </text:span><text:span text:style-name="T12">Generalmente los métodos aplicados en el Array modifican el objeto original.</text:span></text:p>
      <text:p text:style-name="P21">Algunos de los métodos mas importantes del objeto <text:span text:style-name="T29">Array</text:span>:</text:p>
      <text:list xml:id="list125218232900347" text:continue-numbering="true" text:style-name="L3">
        <text:list-item>
          <text:p text:style-name="P74">join(<text:span text:style-name="T30">[</text:span>separador<text:span text:style-name="T30">]</text:span>): devuelve una cadena con todos los elementos del array, separados por el texto que se incluya en separador.</text:p>
        </text:list-item>
        <text:list-item>
          <text:p text:style-name="P75">push(elemento1,elemento2,….): añade al final los elementos1 y 2 en el orden proporcionado.</text:p>
        </text:list-item>
        <text:list-item>
          <text:p text:style-name="P75">pop(): devuelve y elimina el último elemento del array. </text:p>
        </text:list-item>
        <text:list-item>
          <text:p text:style-name="P76">reverse(): invierte el orden de los elementos de un array.</text:p>
        </text:list-item>
        <text:list-item>
          <text:p text:style-name="P76">sort(): ordena los elementos de un array alfabéticamente. Nota: al ser un orden alfabético, puede dar resultados incorrectos con números, por ejemplo 10 ir antes que 2.</text:p>
        </text:list-item>
        <text:list-item>
          <text:p text:style-name="P76">slice(inicio, [final]): devuelve los elementos de un array comprendidos entre inicio y final. Si no se indica final, se toma hasta el último elemento del array.</text:p>
        </text:list-item>
      </text:list>
      <text:p text:style-name="P10">Ejemplo:</text:p>
      <text:p text:style-name="P46">var x=[1,2,3];</text:p>
      <text:p text:style-name="P46">var y=[2,3,10,2];</text:p>
      <text:p text:style-name="P46">// Damos la vuelta a un vector</text:p>
      <text:p text:style-name="P46">x.reverse();</text:p>
      <text:p text:style-name="P46">alert(x);</text:p>
      <text:p text:style-name="P46">// Ordenamos (recordamos que es alfabetico y no numerico</text:p>
      <text:p text:style-name="P46">y.sort()</text:p>
      <text:p text:style-name="P46">alert(y);</text:p>
      <text:p text:style-name="P46">// Sacamos y eliminamos elemento</text:p>
      <text:p text:style-name="P46">var sacado=y.pop();</text:p>
      <text:p text:style-name="P46">alert(sacado);</text:p>
      <text:p text:style-name="P46">alert(y);</text:p>
      <text:h text:style-name="P61" text:outline-level="1"><text:bookmark-start text:name="__RefHeading___Toc1052_4187513550"/><text:soft-page-break/>Objeto predefinido Math<text:bookmark-end text:name="__RefHeading___Toc1052_4187513550"/></text:h>
      <text:p text:style-name="P23">El objeto Math es un objeto que contiene una colección métodos que nos ayudarán a trabajar realizar operaciones aritméticas, redondeos, etc.</text:p>
      <text:p text:style-name="P23">Algunas de las constantes matemáticas predefinidas más importantes son:</text:p>
      <text:list xml:id="list3384131333" text:style-name="L4">
        <text:list-item>
          <text:p text:style-name="P77">E: almacena el número de Euler.</text:p>
        </text:list-item>
        <text:list-item>
          <text:p text:style-name="P77">PI: almacena el número Pi.</text:p>
        </text:list-item>
        <text:list-item>
          <text:p text:style-name="P77">LN2 / LN10 : logaritmo neperiano de 2 / 10.</text:p>
        </text:list-item>
        <text:list-item>
          <text:p text:style-name="P77">LOG2E / LOG10E : logaritmo en base 2 / 10 del número de Euler.</text:p>
        </text:list-item>
      </text:list>
      <text:p text:style-name="P23">Algunos de los métodos <text:span text:style-name="T39">más</text:span> importantes que tienes:</text:p>
      <text:list xml:id="list271922439" text:style-name="L5">
        <text:list-item>
          <text:p text:style-name="P78">Redondeo:</text:p>
          <text:list>
            <text:list-item>
              <text:p text:style-name="P78">floor(numero): redondea hacia abajo un número.</text:p>
            </text:list-item>
            <text:list-item>
              <text:p text:style-name="P78">ceil(numero): redondea hacia arriba un número.</text:p>
            </text:list-item>
            <text:list-item>
              <text:p text:style-name="P78">round(numero): redondea al entero mas cercano.</text:p>
            </text:list-item>
          </text:list>
        </text:list-item>
        <text:list-item>
          <text:p text:style-name="P78">Matemáticos:</text:p>
          <text:list>
            <text:list-item>
              <text:p text:style-name="P78">abs(numero): devuelve el número en valor absoluto.</text:p>
            </text:list-item>
            <text:list-item>
              <text:p text:style-name="P78">max / min (x,y): devuelve el mayor / menor de dos números x e y.</text:p>
            </text:list-item>
            <text:list-item>
              <text:p text:style-name="P78">pow(x,y): devuelve x elevado a y.</text:p>
            </text:list-item>
            <text:list-item>
              <text:p text:style-name="P78">random(): devuelve un número <text:s/>aleatorio con decimales entre 0 y 1. </text:p>
            </text:list-item>
            <text:list-item>
              <text:p text:style-name="P78">sqrt(numero): devuelve la <text:span text:style-name="T39">raíz</text:span> cuadrada del número indicado.</text:p>
            </text:list-item>
          </text:list>
        </text:list-item>
      </text:list>
      <text:p text:style-name="P25">Ejemplo:</text:p>
      <text:p text:style-name="P45">// <text:span text:style-name="T32">Obtenemos un entero entre 1 y 11</text:span></text:p>
      <text:p text:style-name="P46">var x=parseInt( (Math.random()*10)+1 )</text:p>
      <text:p text:style-name="P46">// Redondeamos y hacia abajo</text:p>
      <text:p text:style-name="P46">var y=Math.floor(11.5);</text:p>
      <text:p text:style-name="P46">alert(Math.PI);</text:p>
      <text:h text:style-name="P59" text:outline-level="1"/>
      <text:h text:style-name="P64" text:outline-level="1"><text:bookmark-start text:name="__RefHeading___Toc1054_4187513550"/>Objeto predefinido Window<text:bookmark-end text:name="__RefHeading___Toc1054_4187513550"/></text:h>
      <text:p text:style-name="P24">El objeto Window es un objeto que tiene propiedades y controla elementos de lo que ocurre en la “ventana” del navegador.</text:p>
      <text:p text:style-name="P31">Los métodos que estudiamos en el tema anterior como alert, prompt, etc. forman parte del objeto Window. <text:span text:style-name="T37">Para hacer llamada a estos métodos no hace falta nombrar explícitamente Window (el navegador ya se encarga de ello).</text:span></text:p>
      <text:p text:style-name="P31"><text:s/>Algunos de los métodos mas importantes <text:span text:style-name="T35">n</text:span>o estudiados <text:span text:style-name="T35">previamente</text:span> son:</text:p>
      <text:list xml:id="list480820188" text:style-name="L6">
        <text:list-item>
          <text:p text:style-name="P79">setTimeout(cadenaFuncion,tiempo): este método ejecuta la llamada a la función proporcionada por la cadena (se puede construir una cadena que lleve parámetros) y la ejecuta pasados los milisegundos que hay en la variable tiempo. Devuelve un identificador del “setTimeout” que nos servirá para referenciarlo si deseamos cancelarlo. SetTimeout solo ejecuta la orden una vez.</text:p>
        </text:list-item>
        <text:list-item>
          <text:p text:style-name="P79">setInterval(cadenaFunción, tiempo): exactamente igual que setTimeout, con la salvedad de que no se ejecuta una vez, sino que se repite cicl<text:span text:style-name="T38">í</text:span>camente cada vez que pasa el tiempo proporcionado.</text:p>
        </text:list-item>
        <text:list-item>
          <text:p text:style-name="P79">c<text:span text:style-name="T31">l</text:span>earTimeout / clearInterval (id): se le pasa el identificador del timeout/interval y lo anula.</text:p>
        </text:list-item>
      </text:list>
      <text:p text:style-name="P25">Ejemplo:</text:p>
      <text:p text:style-name="P45">// <text:span text:style-name="T32">Creamos un intervalo que cada 15 segundos muestra mensaje hola</text:span> </text:p>
      <text:p text:style-name="P47">Var idA=setInterval(“alert(‘hola’);”,15000);</text:p>
      <text:p text:style-name="P45">// <text:span text:style-name="T32">Creamos un timeout que cuando pasen 3 segundos muestra mensaje adios</text:span> </text:p>
      <text:p text:style-name="P47">Var idB=setTimeout(“alert(‘adios’);”,3000);</text:p>
      <text:p text:style-name="P45">// <text:span text:style-name="T32">Creamos un timeout que cuando pasen 5 segundos muestra mensaje estonoseve</text:span> </text:p>
      <text:p text:style-name="P46">Var idC=setTimeout(“alert(‘estonoseve’);”,5000);</text:p>
      <text:p text:style-name="P46">// Cancelamos el ultimo timeout</text:p>
      <text:p text:style-name="P46">clearTimeout(idC);</text:p>
      <text:h text:style-name="P65" text:outline-level="1"><text:bookmark-start text:name="__RefHeading___Toc1056_4187513550"/>Material adicional<text:bookmark-end text:name="__RefHeading___Toc1056_4187513550"/></text:h>
      <text:p text:style-name="P33">[1] <text:span text:style-name="T33">Curso de Javascript en Udacity </text:span><text:a xlink:type="simple" xlink:href="https://www.udacity.com/course/javascript-basics--ud804" text:style-name="Internet_20_link" text:visited-style-name="Visited_20_Internet_20_Link"><text:span text:style-name="T33">https://www.udacity.com/course/javascript-basics--ud804</text:span></text:a></text:p>
      <text:h text:style-name="P62" text:outline-level="1"><text:bookmark-start text:name="__RefHeading___Toc1058_4187513550"/>Bibliografía<text:bookmark-end text:name="__RefHeading___Toc1058_4187513550"/></text:h>
      <text:p text:style-name="P26">[1] <text:span text:style-name="T34">Referencia Javascript</text:span></text:p>
      <text:p text:style-name="P27"><text:a xlink:type="simple" xlink:href="http://www.w3schools.com/jsref/" text:style-name="Internet_20_link" text:visited-style-name="Visited_20_Internet_20_Link">http://www.w3schools.com/jsref/</text:a></text:p>
      <text:p text:style-name="P28">[2] Universidad de Sevilla: Objetos predefinidos Javascript</text:p>
      <text:p text:style-name="P28"><text:a xlink:type="simple" xlink:href="http://www.cs.us.es/cursos/mp/temas/Web-tema-09.pdf" text:style-name="Internet_20_link" text:visited-style-name="Visited_20_Internet_20_Link">http://www.cs.us.es/cursos/mp/temas/Web-tema-09.pdf</text:a></text:p>
      <text:p text:style-name="P30">[3] Instituto tecnológico Celaya : objetos predefinidos en Javascript</text:p>
      <text:p text:style-name="P30"><text:a xlink:type="simple" xlink:href="http://sisinfo.itc.mx/ITC-APIRGG/Fundamentos_PHP/JavaScript/cap7.htm" text:style-name="Internet_20_link" text:visited-style-name="Visited_20_Internet_20_Link">http://sisinfo.itc.mx/ITC-APIRGG/Fundamentos_PHP/JavaScript/cap7.htm</text:a></text:p>
      <text:p text:style-name="P30"/>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3" text:name="NumeroTema"/>
          <text:user-field-decl office:value-type="string" office:string-value="Objetos predefinidos"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3</text:user-field-get></text:span><text:span text:style-name="MT1">. </text:span><text:span text:style-name="MT1"><text:user-field-get text:name="Tema">Objetos predefinidos</text:user-field-get></text:span></text:p>
      </style:header>
      <style:footer>
        <text:user-field-decls>
          <text:user-field-decl office:value-type="string" office:string-value="3" text:name="NumeroTema"/>
        </text:user-field-decls>
        <text:p text:style-name="Footer"><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0</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3T10:38:38.334391144</meta:creation-date>
    <meta:editing-duration>PT5H39M9S</meta:editing-duration>
    <meta:editing-cycles>65</meta:editing-cycles>
    <meta:generator>LibreOffice/6.3.1.2$Linux_X86_64 LibreOffice_project/30$Build-2</meta:generator>
    <dc:title>Plantilla CEED</dc:title>
    <dc:date>2019-09-26T12:52:16.546507300</dc:date>
    <meta:document-statistic meta:table-count="0" meta:image-count="2" meta:object-count="0" meta:page-count="10" meta:paragraph-count="187" meta:word-count="1675" meta:character-count="11107" meta:non-whitespace-character-count="9626"/>
    <meta:template xlink:type="simple" xlink:actuate="onRequest" xlink:title="Plantilla CEED" xlink:href="../../../../../../Plantilla/Plantilla%20CEED.ott" meta:date="2016-09-23T10:38:38.127433422"/>
  </office:meta>
</office:document-meta>
</file>